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79448" draw:fill-color="#f79448" draw:textarea-horizontal-align="justify" draw:textarea-vertical-align="middle" draw:auto-grow-height="false" fo:min-height="0.379cm" fo:min-width="0.129cm"/>
    </style:style>
    <style:style style:name="gr2" style:family="graphic" style:parent-style-name="standard">
      <style:graphic-properties draw:stroke="none" svg:stroke-color="#000000" draw:fill="none" draw:fill-color="#ffffff" fo:min-height="2.346cm"/>
    </style:style>
    <style:style style:name="gr3" style:family="graphic" style:parent-style-name="standard">
      <style:graphic-properties draw:stroke="none" svg:stroke-color="#000000" draw:fill="none" draw:fill-color="#ffffff" fo:min-height="1.401cm"/>
    </style:style>
    <style:style style:name="gr4" style:family="graphic" style:parent-style-name="objectwithoutfill">
      <style:graphic-properties svg:stroke-width="0.212cm" svg:stroke-color="#f79448" draw:marker-start-width="0.518cm" draw:marker-end-width="0.518cm" svg:stroke-linecap="round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1b75bc" draw:marker-start-width="0.517cm" draw:marker-end="Line_20_Arrow" draw:marker-end-width="0.617cm" svg:stroke-linecap="round" draw:fill="none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svg:stroke-width="0.212cm" svg:stroke-color="#1b75bc" draw:marker-start-width="0.517cm" draw:marker-end-width="0.517cm" svg:stroke-linecap="round" draw:fill="none" draw:textarea-vertical-align="middle" fo:padding-top="0.23cm" fo:padding-bottom="0.23cm" fo:padding-left="0.355cm" fo:padding-right="0.355cm"/>
    </style:style>
    <style:style style:name="gr7" style:family="graphic" style:parent-style-name="standard">
      <style:graphic-properties svg:stroke-color="#1b75bc" draw:fill-color="#1b75bc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7944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1b75bc" style:font-name="Liberation Serif" fo:font-size="60pt" style:text-underline-style="solid" style:text-underline-width="auto" style:text-underline-color="font-color" style:font-size-asian="60pt" style:font-size-complex="60pt"/>
    </style:style>
    <style:style style:name="P4" style:family="paragraph">
      <loext:graphic-properties draw:fill="none" draw:fill-color="#ffffff"/>
      <style:text-properties fo:color="#f79448" style:font-name="Liberation Serif"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1b75bc"/>
      <style:paragraph-properties fo:text-align="center"/>
    </style:style>
    <style:style style:name="T1" style:family="text">
      <style:text-properties fo:color="#1b75bc" style:font-name="Liberation Serif" fo:font-size="60pt" style:text-underline-style="solid" style:text-underline-width="auto" style:text-underline-color="font-color" style:font-size-asian="60pt" style:font-size-complex="60pt"/>
    </style:style>
    <style:style style:name="T2" style:family="text">
      <style:text-properties fo:color="#f79448" style:font-name="Liberation Seri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889cm" svg:x="3.667cm" svg:y="5.726cm">
          <text:p/>
          <draw:enhanced-geometry svg:viewBox="0 0 21600 21600" draw:glue-points="10800 0 3163 3163 0 10800 3163 18437 10800 21600 18437 18437 21600 10800 18437 3163" draw:text-areas="3163 3163 18437 18437" draw:type="ring" draw:modifiers="2669.6629213483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889cm" svg:height="0.889cm" svg:x="5.345cm" svg:y="7.296cm">
          <text:p/>
          <draw:enhanced-geometry svg:viewBox="0 0 21600 21600" draw:glue-points="10800 0 3163 3163 0 10800 3163 18437 10800 21600 18437 18437 21600 10800 18437 3163" draw:text-areas="3163 3163 18437 18437" draw:type="ring" draw:modifiers="2669.6629213483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" draw:text-style-name="P3" draw:layer="layout" svg:width="3.81cm" svg:height="2.596cm" svg:x="6.255cm" svg:y="4.972cm">
          <draw:text-box>
            <text:p text:style-name="P2"><text:span text:style-name="T1">A</text:span><text:span text:style-name="T1">r</text:span><text:span text:style-name="T1">c</text:span></text:p>
          </draw:text-box>
        </draw:frame>
        <draw:frame draw:style-name="gr3" draw:text-style-name="P4" draw:layer="layout" svg:width="11.684cm" svg:height="1.651cm" svg:x="5.864cm" svg:y="7.422cm">
          <draw:text-box>
            <text:p text:style-name="P2"><text:span text:style-name="T2">U</text:span><text:span text:style-name="T2">n</text:span><text:span text:style-name="T2">d</text:span><text:span text:style-name="T2">e</text:span><text:span text:style-name="T2">r</text:span><text:span text:style-name="T2">s</text:span><text:span text:style-name="T2">t</text:span><text:span text:style-name="T2">a</text:span><text:span text:style-name="T2">n</text:span><text:span text:style-name="T2">d</text:span><text:span text:style-name="T2"> </text:span><text:span text:style-name="T2">Y</text:span><text:span text:style-name="T2">o</text:span><text:span text:style-name="T2">u</text:span><text:span text:style-name="T2">r </text:span><text:span text:style-name="T2">C</text:span><text:span text:style-name="T2">o</text:span><text:span text:style-name="T2">d</text:span><text:span text:style-name="T2">e</text:span></text:p>
          </draw:text-box>
        </draw:frame>
        <draw:g>
          <draw:connector draw:style-name="gr4" draw:text-style-name="P5" xml:id="id1" draw:id="id1" draw:layer="layout" draw:type="line" svg:x1="4.255cm" svg:y1="7.574cm" svg:x2="4.801cm" svg:y2="7.367cm" svg:d="M4255 7574l546-207" svg:viewBox="0 0 547 208">
            <text:p/>
          </draw:connector>
          <draw:connector draw:style-name="gr4" draw:text-style-name="P5" xml:id="id2" draw:id="id2" draw:layer="layout" draw:type="line" svg:x1="4.801cm" svg:y1="7.367cm" svg:x2="4.855cm" svg:y2="6.972cm" draw:start-shape="id1" draw:start-glue-point="3" svg:d="M4801 7367l54-395" svg:viewBox="0 0 55 396">
            <text:p/>
          </draw:connector>
          <draw:connector draw:style-name="gr4" draw:text-style-name="P5" xml:id="id3" draw:id="id3" draw:layer="layout" draw:type="line" svg:x1="4.855cm" svg:y1="6.972cm" svg:x2="5.234cm" svg:y2="6.815cm" draw:start-shape="id2" draw:start-glue-point="3" svg:d="M4855 6972l379-157" svg:viewBox="0 0 380 158">
            <text:p/>
          </draw:connector>
          <draw:connector draw:style-name="gr4" draw:text-style-name="P5" xml:id="id4" draw:id="id4" draw:layer="layout" draw:type="line" svg:x1="5.234cm" svg:y1="6.815cm" svg:x2="5.362cm" svg:y2="6.477cm" draw:start-shape="id3" draw:start-glue-point="3" svg:d="M5234 6815l128-338" svg:viewBox="0 0 129 339">
            <text:p/>
          </draw:connector>
          <draw:connector draw:style-name="gr4" draw:text-style-name="P5" draw:layer="layout" draw:type="line" svg:x1="5.362cm" svg:y1="6.477cm" svg:x2="5.621cm" svg:y2="6.322cm" draw:start-shape="id4" draw:start-glue-point="3" svg:d="M5362 6477l259-155" svg:viewBox="0 0 260 156">
            <text:p/>
          </draw:connector>
        </draw:g>
        <draw:line draw:style-name="gr5" draw:text-style-name="P5" draw:layer="layout" svg:x1="5.826cm" svg:y1="6.08cm" svg:x2="6.842cm" svg:y2="5.064cm">
          <text:p/>
        </draw:line>
        <draw:connector draw:style-name="gr6" draw:text-style-name="P5" draw:layer="layout" draw:type="line" svg:x1="4.039cm" svg:y1="7.867cm" svg:x2="3.453cm" svg:y2="8.441cm" draw:start-shape="id5" draw:start-glue-point="7" svg:d="M4039 7867l-586 574" svg:viewBox="0 0 587 575">
          <text:p/>
        </draw:connector>
        <draw:custom-shape draw:style-name="gr7" draw:text-style-name="P6" xml:id="id5" draw:id="id5" draw:layer="layout" svg:width="2.54cm" svg:height="2.54cm" svg:x="3.667cm" svg:y="5.699cm">
          <text:p/>
          <draw:enhanced-geometry svg:viewBox="0 0 21600 21600" draw:glue-points="10800 0 3163 3163 0 10800 3163 18437 10800 21600 18437 18437 21600 10800 18437 3163" draw:text-areas="3163 3163 18437 18437" draw:type="ring" draw:modifiers="2048.642266824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00:38:24.582628344</meta:creation-date>
    <dc:date>2018-03-30T05:43:10.135239603</dc:date>
    <meta:editing-duration>PT5M29S</meta:editing-duration>
    <meta:editing-cycles>5</meta:editing-cycles>
    <meta:generator>LibreOffice/5.4.5.1$Linux_X86_64 LibreOffice_project/40m0$Build-1</meta:generator>
    <meta:document-statistic meta:object-count="13"/>
  </office:meta>
</office:document-meta>
</file>